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5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10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10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9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9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6-2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067563636364" calcext:value-type="float">
            <text:p>9.7006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46910344828" calcext:value-type="float">
            <text:p>9.7704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83448" calcext:value-type="float">
            <text:p>9.71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6344" calcext:value-type="float">
            <text:p>9.69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13779310345" calcext:value-type="float">
            <text:p>9.6421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551458064516" calcext:value-type="float">
            <text:p>9.635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6764" calcext:value-type="float">
            <text:p>9.65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859148387097" calcext:value-type="float">
            <text:p>9.6485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35544" calcext:value-type="float">
            <text:p>9.6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01870967742" calcext:value-type="float">
            <text:p>9.7730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83393103448" calcext:value-type="float">
            <text:p>9.7728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15406451613" calcext:value-type="float">
            <text:p>9.762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77264516129" calcext:value-type="float">
            <text:p>9.942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6776" calcext:value-type="float">
            <text:p>9.94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5364" calcext:value-type="float">
            <text:p>9.930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0392" calcext:value-type="float">
            <text:p>9.99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31277419355" calcext:value-type="float">
            <text:p>9.987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33135483871" calcext:value-type="float">
            <text:p>9.939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977083870968" calcext:value-type="float">
            <text:p>9.9897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2824" calcext:value-type="float">
            <text:p>10.1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37175483871" calcext:value-type="float">
            <text:p>10.4237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68668387097" calcext:value-type="float">
            <text:p>10.376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847483871" calcext:value-type="float">
            <text:p>10.5538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5817931034" calcext:value-type="float">
            <text:p>10.52758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26792258064" calcext:value-type="float">
            <text:p>10.5226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14648" calcext:value-type="float">
            <text:p>10.55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83819354839" calcext:value-type="float">
            <text:p>10.52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68522580645" calcext:value-type="float">
            <text:p>10.4568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49168" calcext:value-type="float">
            <text:p>10.48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1494193548" calcext:value-type="float">
            <text:p>10.536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3444" calcext:value-type="float">
            <text:p>10.680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5221935484" calcext:value-type="float">
            <text:p>10.7165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4705714286" calcext:value-type="float">
            <text:p>10.6774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50503225807" calcext:value-type="float">
            <text:p>10.665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17948" calcext:value-type="float">
            <text:p>10.65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8912" calcext:value-type="float">
            <text:p>10.5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0753548387" calcext:value-type="float">
            <text:p>10.558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418" calcext:value-type="float">
            <text:p>10.5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00331612903" calcext:value-type="float">
            <text:p>10.5400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44779354839" calcext:value-type="float">
            <text:p>10.5344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84576" calcext:value-type="float">
            <text:p>10.46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77341935484" calcext:value-type="float">
            <text:p>10.50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5328" calcext:value-type="float">
            <text:p>10.5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87403870968" calcext:value-type="float">
            <text:p>10.6187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23097142857" calcext:value-type="float">
            <text:p>10.6423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2856774194" calcext:value-type="float">
            <text:p>10.692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3427096774" calcext:value-type="float">
            <text:p>10.8413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01536" calcext:value-type="float">
            <text:p>10.8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03103225807" calcext:value-type="float">
            <text:p>10.8403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6468" calcext:value-type="float">
            <text:p>10.864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42229677419" calcext:value-type="float">
            <text:p>10.854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5486451613" calcext:value-type="float">
            <text:p>10.8175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44488" calcext:value-type="float">
            <text:p>10.80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9879483871" calcext:value-type="float">
            <text:p>10.809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6224" calcext:value-type="float">
            <text:p>10.87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29354482759" calcext:value-type="float">
            <text:p>10.95293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5692903226" calcext:value-type="float">
            <text:p>10.933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65148965517" calcext:value-type="float">
            <text:p>11.05651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6926896552" calcext:value-type="float">
            <text:p>11.1126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18192" calcext:value-type="float">
            <text:p>11.15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71514482759" calcext:value-type="float">
            <text:p>11.1571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81347586207" calcext:value-type="float">
            <text:p>11.16813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3696" calcext:value-type="float">
            <text:p>11.16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5657931035" calcext:value-type="float">
            <text:p>11.16156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50144" calcext:value-type="float">
            <text:p>11.21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3508965517" calcext:value-type="float">
            <text:p>11.2683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34648" calcext:value-type="float">
            <text:p>11.31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61137777778" calcext:value-type="float">
            <text:p>11.2961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311" calcext:value-type="float">
            <text:p>11.251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44" meta:object-count="0"/>
    <meta:user-defined meta:name="AppVersion">3.0</meta:user-defined>
  </office:meta>
</office:document-meta>
</file>